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 fo:font-size="48pt" style:font-size-asian="48pt" style:font-size-complex="48pt"/>
    </style:style>
    <style:style style:name="P2" style:family="paragraph">
      <style:paragraph-properties fo:margin-left="0cm" fo:margin-right="0cm" fo:text-indent="0cm"/>
      <style:text-properties fo:color="#ffffff" style:font-name="Arial Black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style:font-name="Arial Black1" fo:font-size="48pt" style:font-size-asian="48pt" style:font-size-complex="48pt"/>
    </style:style>
    <style:style style:name="P5" style:family="paragraph">
      <style:paragraph-properties fo:margin-left="0cm" fo:margin-right="0cm" fo:text-indent="0cm"/>
      <style:text-properties fo:color="#ffffff" style:font-name="Arial Black1" fo:font-size="48pt" fo:font-weight="bold" style:font-size-asian="48pt" style:font-size-complex="48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48pt" fo:font-weight="bold" style:font-size-asian="48pt" style:font-size-complex="48pt"/>
    </style:style>
    <style:style style:name="T2" style:family="text">
      <style:text-properties fo:color="#ffffff" style:font-name="Arial Black1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1. Mędrcy świata,</text:span><text:span text:style-name="T1"><text:line-break/></text:span><text:span text:style-name="T1">monarchowie,</text:span><text:span text:style-name="T1"><text:line-break/></text:span><text:span text:style-name="T1">gdzie śpiesznie dążycie?</text:span><text:span text:style-name="T1"><text:line-break/></text:span><text:span text:style-name="T1">Powiedzcież nam,</text:span><text:span text:style-name="T1"><text:line-break/></text:span><text:span text:style-name="T1">Trzej Królowie,</text:span><text:span text:style-name="T1"><text:line-break/></text:span><text:span text:style-name="T1">chcecie widzieć Dziecię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2">Ono w żłobie nie ma tronu</text:span><text:span text:style-name="T2"><text:line-break/></text:span><text:span text:style-name="T2">i berła nie dzierży,</text:span><text:span text:style-name="T2"><text:line-break/></text:span><text:span text:style-name="T2">a proroctwo Jego zgonu</text:span><text:span text:style-name="T2"><text:line-break/></text:span><text:span text:style-name="T2">już się w świecie szerz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5" draw:layer="layout" svg:width="28cm" svg:height="21cm" svg:x="-0.001cm" svg:y="0cm" presentation:class="title" presentation:user-transformed="true">
          <draw:text-box>
            <text:p text:style-name="P4"><text:span text:style-name="T2">2. Mędrcy świata,</text:span><text:span text:style-name="T2"><text:line-break/></text:span><text:span text:style-name="T2">złość okrutna</text:span><text:span text:style-name="T2"><text:line-break/></text:span><text:span text:style-name="T2">Dziecię prześladuje,</text:span><text:span text:style-name="T2"><text:line-break/></text:span><text:span text:style-name="T2">wieść okropna,</text:span><text:span text:style-name="T2"><text:line-break/></text:span><text:span text:style-name="T2">wieść to smutna,</text:span><text:span text:style-name="T2"><text:line-break/></text:span><text:span text:style-name="T2">Herod spisek knuj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ic monarchów nie odstrasza,</text:span><text:span text:style-name="T1"><text:line-break/></text:span><text:span text:style-name="T1">do Betlejem śpieszą,</text:span><text:span text:style-name="T1"><text:line-break/></text:span><text:span text:style-name="T1">gwiazda Zbawcę im ogłasza,</text:span><text:span text:style-name="T1"><text:line-break/></text:span><text:span text:style-name="T1">nadzieją się ciesz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2">3. Przed Maryją stają społem,</text:span><text:span text:style-name="T2"><text:line-break/></text:span><text:span text:style-name="T2">niosą Panu dary,</text:span><text:span text:style-name="T2"><text:line-break/></text:span><text:span text:style-name="T2">przed Jezusem biją czołem,</text:span><text:span text:style-name="T2"><text:line-break/></text:span><text:span text:style-name="T2">składają ofiar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2">Trzykroć szczęśliwi Królowie,</text:span><text:span text:style-name="T2"><text:line-break/></text:span><text:span text:style-name="T2">któż wam nie zazdrości?</text:span><text:span text:style-name="T2"><text:line-break/></text:span><text:span text:style-name="T2">Cóż my damy, kto nam powie,</text:span><text:span text:style-name="T2"><text:line-break/></text:span><text:span text:style-name="T2">pałając z miłości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MS Gothic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8-12-25T14:44:25</meta:creation-date>
    <dc:date>2015-01-05T22:08:44.081000000</dc:date>
    <dc:language>pl-PL</dc:language>
    <meta:editing-cycles>10</meta:editing-cycles>
    <meta:editing-duration>PT7M53S</meta:editing-duration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